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7.4361in" fo:margin-left="0.0063in" fo:margin-right="0.0278in" fo:margin-top="0in" fo:margin-bottom="0in" table:align="margins" style:writing-mode="lr-tb"/>
    </style:style>
    <style:style style:name="Tableau1.A" style:family="table-column">
      <style:table-column-properties style:column-width="7.4361in" style:rel-column-width="65535*"/>
    </style:style>
    <style:style style:name="Tableau1.1" style:family="table-row">
      <style:table-row-properties style:min-row-height="0.2222in" style:keep-together="true" fo:keep-together="auto"/>
    </style:style>
    <style:style style:name="Tableau1.A1" style:family="table-cell">
      <style:table-cell-properties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au1.A2" style:family="table-cell">
      <style:table-cell-properties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au2" style:family="table">
      <style:table-properties style:width="7.4792in" fo:margin-left="-0.0118in" fo:margin-right="0.0028in" fo:margin-top="0in" fo:margin-bottom="0in" table:align="margins" style:writing-mode="lr-tb"/>
    </style:style>
    <style:style style:name="Tableau2.A" style:family="table-column">
      <style:table-column-properties style:column-width="3.5924in" style:rel-column-width="5173*"/>
    </style:style>
    <style:style style:name="Tableau2.B" style:family="table-column">
      <style:table-column-properties style:column-width="0.4535in" style:rel-column-width="653*"/>
    </style:style>
    <style:style style:name="Tableau2.C" style:family="table-column">
      <style:table-column-properties style:column-width="0.4993in" style:rel-column-width="719*"/>
    </style:style>
    <style:style style:name="Tableau2.D" style:family="table-column">
      <style:table-column-properties style:column-width="0.4889in" style:rel-column-width="704*"/>
    </style:style>
    <style:style style:name="Tableau2.E" style:family="table-column">
      <style:table-column-properties style:column-width="2.4451in" style:rel-column-width="3521*"/>
    </style:style>
    <style:style style:name="Tableau2.1" style:family="table-row">
      <style:table-row-properties style:min-row-height="0.2222in" style:keep-together="true" fo:keep-together="auto"/>
    </style:style>
    <style:style style:name="Tableau2.A1" style:family="table-cell">
      <style:table-cell-properties style:vertical-align="middle" fo:background-color="#bfbfbf" fo:padding-left="0.075in" fo:padding-right="0.075in" fo:padding-top="0in" fo:padding-bottom="0in" fo:border="0.0139in solid #000001">
        <style:background-image/>
      </style:table-cell-properties>
    </style:style>
    <style:style style:name="Tableau2.B1" style:family="table-cell">
      <style:table-cell-properties fo:background-color="#bfbfbf" fo:padding-left="0.075in" fo:padding-right="0.075in" fo:padding-top="0in" fo:padding-bottom="0in" fo:border="0.0139in solid #000001">
        <style:background-image/>
      </style:table-cell-properties>
    </style:style>
    <style:style style:name="Tableau2.2" style:family="table-row">
      <style:table-row-properties style:min-row-height="0.2778in" style:keep-together="true" fo:keep-together="auto"/>
    </style:style>
    <style:style style:name="Tableau2.A2" style:family="table-cell">
      <style:table-cell-properties style:vertical-align="middle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au2.B2" style:family="table-cell">
      <style:table-cell-properties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au2.16" style:family="table-row">
      <style:table-row-properties style:min-row-height="0.2639in" style:keep-together="true" fo:keep-together="auto"/>
    </style:style>
    <style:style style:name="Tableau2.25" style:family="table-row">
      <style:table-row-properties style:min-row-height="0.1944in" style:keep-together="true" fo:keep-together="auto"/>
    </style:style>
    <style:style style:name="Tableau2.27" style:family="table-row">
      <style:table-row-properties style:min-row-height="0.1528in" style:keep-together="true" fo:keep-together="auto"/>
    </style:style>
    <style:style style:name="Tableau2.28" style:family="table-row">
      <style:table-row-properties style:min-row-height="0.3194in" style:keep-together="true" fo:keep-together="auto"/>
    </style:style>
    <style:style style:name="P1" style:family="paragraph" style:parent-style-name="Standard">
      <style:paragraph-properties loext:contextual-spacing="false" fo:margin-top="0.0693in" fo:margin-bottom="0.0693in" fo:text-align="end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6.8898in"/>
          <style:tab-stop style:position="7.3819in"/>
          <style:tab-stop style:position="7.8744in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4925in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8pt" style:font-name-asian="Verdana1" style:font-size-asian="8pt" style:font-name-complex="Verdana1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</style:style>
    <style:style style:name="P17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18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-0.0689in" fo:margin-right="0in" fo:text-align="center" style:justify-single-word="false" fo:text-indent="0in" style:auto-text-indent="false">
        <style:tab-stops>
          <style:tab-stop style:position="0.5217in"/>
        </style:tab-stops>
      </style:paragraph-properties>
    </style:style>
    <style:style style:name="P20" style:family="paragraph" style:parent-style-name="Standard">
      <style:paragraph-properties fo:margin-left="-0.0689in" fo:margin-right="0in" fo:text-align="center" style:justify-single-word="false" fo:text-indent="0in" style:auto-text-indent="false">
        <style:tab-stops>
          <style:tab-stop style:position="0.5217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</style:style>
    <style:style style:name="P21" style:family="paragraph" style:parent-style-name="Standard">
      <style:paragraph-properties fo:margin-left="-0.0689in" fo:margin-right="-0.0689in" fo:text-align="center" style:justify-single-word="false" fo:text-indent="0in" style:auto-text-indent="false">
        <style:tab-stops>
          <style:tab-stop style:position="0.6193in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2" style:family="paragraph" style:parent-style-name="Standard">
      <style:paragraph-properties fo:margin-left="-0.0689in" fo:margin-right="-0.0689in" fo:text-align="center" style:justify-single-word="false" fo:text-indent="0in" style:auto-text-indent="false">
        <style:tab-stops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3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20pt" style:font-name-asian="Verdana1" style:font-size-asian="20pt" style:font-name-complex="Verdana1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8pt" style:font-name-asian="Verdana1" style:font-size-asian="8pt" style:font-name-complex="Verdana1"/>
    </style:style>
    <style:style style:name="P27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8pt" style:font-name-asian="Verdana1" style:font-size-asian="8pt" style:font-name-complex="Verdana1"/>
    </style:style>
    <style:style style:name="P28" style:family="paragraph" style:parent-style-name="Standard" style:list-style-name="WWNum2">
      <style:paragraph-properties loext:contextual-spacing="false" fo:margin-top="0.111in" fo:margin-bottom="0.0693in" fo:keep-with-next="always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29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</style:style>
    <style:style style:name="P30" style:family="paragraph" style:parent-style-name="Standard">
      <style:paragraph-properties fo:margin-left="3.7807in" fo:margin-right="0in" fo:text-align="start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</style:style>
    <style:style style:name="P31" style:family="paragraph" style:parent-style-name="Standard">
      <style:paragraph-properties fo:margin-left="-0.0689in" fo:margin-right="0in" fo:text-align="center" style:justify-single-word="false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20pt" style:font-name-asian="Verdana1" style:font-size-asian="20pt" style:font-name-complex="Verdana1"/>
    </style:style>
    <style:style style:name="P32" style:family="paragraph" style:parent-style-name="List_20_Indent" style:list-style-name="List_20_1">
      <style:paragraph-properties fo:margin-left="0.6in" fo:margin-right="0in" fo:text-indent="-0.1909in" style:auto-text-indent="false"/>
    </style:style>
    <style:style style:name="P33" style:family="paragraph" style:parent-style-name="List_20_Indent" style:list-style-name="List_20_1" style:master-page-name="">
      <style:paragraph-properties loext:contextual-spacing="false" fo:margin-left="0.6in" fo:margin-right="0in" fo:margin-top="0in" fo:margin-bottom="0.0835in" fo:orphans="2" fo:widows="2" fo:text-indent="-0.1909in" style:auto-text-indent="false" style:page-number="auto" style:writing-mode="lr-tb"/>
    </style:style>
    <style:style style:name="P34" style:family="paragraph" style:parent-style-name="Title" style:master-page-name="Standard">
      <style:paragraph-properties style:page-number="auto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weight="bold" style:font-name-asian="Verdana1" style:font-weight-asian="bold" style:font-name-complex="Verdana1"/>
    </style:style>
    <style:style style:name="T3" style:family="text">
      <style:text-properties fo:font-weight="bold" style:font-name-asian="Verdana1" style:font-weight-asian="bold" style:font-name-complex="Verdana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ize="8pt" style:font-name-asian="Verdana1" style:font-size-asian="8pt" style:font-name-complex="Verdana1"/>
    </style:style>
    <style:style style:name="T7" style:family="text">
      <style:text-properties fo:font-size="8pt" fo:font-weight="bold" style:font-name-asian="Verdana1" style:font-size-asian="8pt" style:font-weight-asian="bold" style:font-name-complex="Verdana1"/>
    </style:style>
    <style:style style:name="T8" style:family="text">
      <style:text-properties fo:font-style="italic" style:font-name-asian="Verdana1" style:font-style-asian="italic" style:font-name-complex="Verdan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font-name="Verdana"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Grille de rendu du projet M3104</text:p>
      <text:p text:style-name="P10">GROUPE DE TP : 9</text:p>
      <text:p text:style-name="P10">MAKRI Hamza<text:tab/><text:tab/><text:tab/><text:tab/><text:tab/><text:tab/> <text:tab/><text:tab/><text:tab/><text:tab/>ESTEVES-AUDAS Matthias<text:tab/><text:tab/><text:tab/><text:tab/><text:tab/><text:tab/></text:p>
      <text:list xml:id="list2801877500982489342" text:style-name="WWNum2">
        <text:list-item>
          <text:p text:style-name="P28">Rendu de la version finale</text:p>
        </text:list-item>
      </text:list>
      <text:p text:style-name="P3"><text:bookmark text:name="h.gjdgxs"/><text:span text:style-name="T1">Le projet de PHP doit entre rendu avant le </text:span><text:span text:style-name="T3">Dimanche</text:span><text:span text:style-name="T2"> 5 avril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1">V</text:span><text:span text:style-name="T1">ous pouvez toujours modifier votre dépôt jusqu'à la date buttoir.</text:span></text:p>
      <text:p text:style-name="P9">Le rendu doit comporter :</text:p>
      <text:list xml:id="list2552245552898422706" text:style-name="List_20_1">
        <text:list-item>
          <text:p text:style-name="P32">Ce document <text:span text:style-name="T10">correctement</text:span> rempli.</text:p>
        </text:list-item>
        <text:list-item>
          <text:p text:style-name="P33">Le code <text:span text:style-name="T10">complet</text:span> documenté (PHP, HTML, CSS) avec la base de donnée. Le PHP doit être au format MVC comme vu en cours et en TP.</text:p>
        </text:list-item>
        <text:list-item>
          <text:p text:style-name="P33">Une <text:span text:style-name="T10">documentation</text:span> de description et d'installation.</text:p>
        </text:list-item>
      </text:list>
      <text:p text:style-name="Standard">Tout le projet doit être soumis sous la forme <text:span text:style-name="T5">d'un seul fichier compressé</text:span> au format ZIP ou GZIP. Vérifiez après votre dépôt que le fichier déposé est correct en le téléchargeant et en le décompressant.</text:p>
      <text:list xml:id="list40739795" text:continue-list="list2801877500982489342" text:style-name="WWNum2">
        <text:list-item>
          <text:p text:style-name="P28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8">URL d’accès au dépôt GIT : https://github.com/HamzaMakri/ProjetPhp</text:p>
            <text:p text:style-name="P16"><text:span text:style-name="T4">Login et mot de passe du dépôt GIT </text:span>(<text:span text:style-name="T9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18">URL vers la la dernière version : https://github.com/HamzaMakri/ProjetPhp.git</text:p>
          </table:table-cell>
        </table:table-row>
        <table:table-row table:style-name="Tableau1.1">
          <table:table-cell table:style-name="Tableau1.A2" office:value-type="string">
            <text:p text:style-name="P16"><text:span text:style-name="T7">Procédure </text:span><text:span text:style-name="T7">minimum </text:span><text:span text:style-name="T7">d'installation</text:span><text:span text:style-name="T6"> : </text:span></text:p>
            <text:p text:style-name="P16"/>
            <text:p text:style-name="P16">- Télécharger et installer wamp_server (version 3.2)</text:p>
            <text:p text:style-name="P16">- Dans C:/wamp/www extraire l'archive ou bien cloner le projet</text:p>
            <text:p text:style-name="P16">- Installer db browser pour avoir un affichage graphique de la base de donnée du site (recommandé). 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7">Mode d'emploi minimum (ou nom du fichier où trouver le mode d'emploi) :</text:p>
            <text:p text:style-name="P16"/>
            <text:p text:style-name="P16">- Dans votre navigateur internet tapez "localhost/ProjetPhp", vous arriverez sur la page principale du site.</text:p>
            <text:p text:style-name="P16">- Vous pouvez naviguer à travers le site avec la nav bar, pour voir les articles disponibles, cliquez sur "Nos articles"</text:p>
            <text:p text:style-name="P16"><text:s text:c="2"/>et choisissez le type d'article que vous souhaitez consulter.</text:p>
            <text:p text:style-name="P16">- La section info contient les informations générales du site.</text:p>
            <text:p text:style-name="P16">- Cliquez sur Login pour vous creer un compte ou vous connecter à un compte déjà existant.</text:p>
            <text:p text:style-name="P30">- Les articles que vous avez choisi d'acheter se retrouveront dans votre panier, accessible en haut à droite de </text:p>
            <text:p text:style-name="P16"><text:s text:c="2"/>chaque pages du site</text:p>
            <text:p text:style-name="P16"/>
            <text:p text:style-name="P16"/>
            <text:p text:style-name="P16"/>
            <text:p text:style-name="P17"><text:s/></text:p>
          </table:table-cell>
        </table:table-row>
      </table:table>
      <text:list xml:id="list40717773" text:continue-numbering="true" text:style-name="WWNum2">
        <text:list-item>
          <text:p text:style-name="P28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8">non réalisée</text:span><text:span text:style-name="T1">, </text:span><text:span text:style-name="T8">réalisée</text:span><text:span text:style-name="T1"> (totalement fonctionnelle), ou </text:span><text:span text:style-name="T8">partiellement réalisée</text:span><text:span text:style-name="T1"> (non complètement fonctionnelle). </text:span><text:span text:style-name="T1">V</text:span><text:span text:style-name="T1">ous pouvez indiquer ce qui fonctionne ou ce qui pose problème. La première case est </text:span><text:span text:style-name="T1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>Fonction</text:p>
          </table:table-cell>
          <table:table-cell table:style-name="Tableau2.B1" office:value-type="string">
            <text:p text:style-name="P21">Non réalisée</text:p>
          </table:table-cell>
          <table:table-cell table:style-name="Tableau2.B1" office:value-type="string">
            <text:p text:style-name="P22">Partielle</text:p>
          </table:table-cell>
          <table:table-cell table:style-name="Tableau2.B1" office:value-type="string">
            <text:p text:style-name="P22">Réalisée</text:p>
          </table:table-cell>
          <table:table-cell table:style-name="Tableau2.B1" office:value-type="string">
            <text:p text:style-name="P13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4">Page principale avec l’affichage de quelques produits phares mis en valeurs, ainsi que le menu global de l’application.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7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15">Les produits en vogue sont présentés dans cette page sous forme de caroussel. Toute la navigation sur la page fonctionne ainsi que le login.</text:p>
          </table:table-cell>
        </table:table-row>
        <table:table-row table:style-name="Tableau2.2">
          <table:table-cell table:style-name="Tableau2.A2" office:value-type="string">
            <text:p text:style-name="P14">Rubrique articles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25">Les articles disponibles sont affichés dans cette page, on peut naviguer à travers ces pages en bas</text:p>
          </table:table-cell>
        </table:table-row>
        <table:table-row table:style-name="Tableau2.2">
          <table:table-cell table:style-name="Tableau2.A2" office:value-type="string">
            <text:p text:style-name="P14">Rubrique informations</text:p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25">La rubrique information comportera le contact des créateurs du site, ainsi que les cgv.</text:p>
          </table:table-cell>
        </table:table-row>
        <table:table-row table:style-name="Tableau2.2">
          <table:table-cell table:style-name="Tableau2.A2" office:value-type="string">
            <text:p text:style-name="P14">Systeme de creation/authentification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25">Il est possible de créer un compte et de se connecter, en cliquant sur le bouton login disponible sur chaque page.</text:p>
          </table:table-cell>
        </table:table-row>
        <table:table-row table:style-name="Tableau2.2">
          <table:table-cell table:style-name="Tableau2.A2" office:value-type="string">
            <text:p text:style-name="P14">Systeme de panier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25">Chaque utilisateur peut mettre les articles qu'il désire dans un panier disponible en haut a droite de chaque page .</text:p>
          </table:table-cell>
        </table:table-row>
        <table:table-row table:style-name="Tableau2.2">
          <table:table-cell table:style-name="Tableau2.A2" office:value-type="string">
            <text:p text:style-name="P26">Gestion des stocks</text:p>
          </table:table-cell>
          <table:table-cell table:style-name="Tableau2.B2" office:value-type="string">
            <text:p text:style-name="P31">X</text:p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25">Le site gère les stocks de chaque articles, et affiche si ils sont en rupture de stocks ou non</text:p>
          </table:table-cell>
        </table:table-row>
        <table:table-row table:style-name="Tableau2.2">
          <table:table-cell table:style-name="Tableau2.A2" office:value-type="string">
            <text:p text:style-name="P27">Paiement</text:p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25">L'utilisateur peut payer avec plusieurs moyens de paiement lorsqu'il a finit ses achats dans la rubrique panier</text:p>
          </table:table-cell>
        </table:table-row>
        <table:table-row table:style-name="Tableau2.2">
          <table:table-cell table:style-name="Tableau2.A2" office:value-type="string">
            <text:p text:style-name="P14">Laisser un avis sur un article acheté</text:p>
          </table:table-cell>
          <table:table-cell table:style-name="Tableau2.B2" office:value-type="string">
            <text:p text:style-name="P31">X</text:p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25">L'utilisateur peut laisser un avis après un achat et créer la réputation d'un produit</text:p>
          </table:table-cell>
        </table:table-row>
        <table:table-row table:style-name="Tableau2.2">
          <table:table-cell table:style-name="Tableau2.A2" office:value-type="string">
            <text:p text:style-name="P14">Gestion des données utilisateur</text:p>
          </table:table-cell>
          <table:table-cell table:style-name="Tableau2.B2" office:value-type="string">
            <text:p text:style-name="P31">X</text:p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25">L'utilisateur peut modifier son compte à sa guise, comme ajouter une photo de profil, ou changer son mot de passe/adresse email</text:p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ext:soft-page-break/>
        <table:table-row table:style-name="Tableau2.27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6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in" fo:margin-bottom="0.0417in" fo:orphans="2" fo:widows="2" style:writing-mode="lr-tb"/>
      <style:text-properties style:use-window-font-color="true" style:font-name="Verdana" fo:font-size="9pt" style:font-size-asian="9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3335in" fo:margin-bottom="0.0835in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25in" fo:margin-bottom="0.0555in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1945in" fo:margin-bottom="0.0555in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1665in" fo:margin-bottom="0.028in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loext:contextual-spacing="false" fo:margin-top="0.1528in" fo:margin-bottom="0.028in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loext:contextual-spacing="false" fo:margin-top="0.139in" fo:margin-bottom="0.028in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left="0.2953in" fo:margin-right="0in" fo:margin-top="0in" fo:margin-bottom="0.0693in" fo:text-align="center" style:justify-single-word="false" fo:keep-together="always" fo:text-indent="0in" style:auto-text-indent="false" fo:keep-with-next="always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fo:font-size="14pt" fo:font-weight="bold" style:font-name-asian="Verdana1" style:font-size-asian="14pt" style:font-weight-asian="bold" style:font-name-complex="Verdana1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loext:contextual-spacing="false" fo:margin-left="0.7181in" fo:margin-right="0in" fo:margin-top="0in" fo:margin-bottom="0.0835in" fo:orphans="2" fo:widows="2" fo:text-indent="-0.1819in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name-complex="Arial2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0.5in" fo:margin-left="0.5in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1in" fo:margin-left="1in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1.5in" fo:margin-left="1.5in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2in" fo:margin-left="2in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2.5in" fo:margin-left="2.5in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3in" fo:margin-left="3in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3.5in" fo:margin-left="3.5in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4in" fo:margin-left="4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.0693in" fo:margin-bottom="0.0693in" fo:text-align="end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6.8898in"/>
          <style:tab-stop style:position="7.3819in"/>
          <style:tab-stop style:position="7.8744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in" fo:margin-bottom="0.5in" fo:margin-left="0.4091in" fo:margin-right="0.389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4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rille Evaluation Etudiant.docx</dc:title>
    <meta:editing-cycles>5</meta:editing-cycles>
    <meta:creation-date>2020-04-04T17:58:52.02</meta:creation-date>
    <meta:editing-duration>PT1H49M22S</meta:editing-duration>
    <meta:generator>OpenOffice/4.1.5$Win32 OpenOffice.org_project/415m1$Build-9789</meta:generator>
    <dc:date>2020-04-04T20:51:36.80</dc:date>
    <meta:document-statistic meta:table-count="2" meta:image-count="0" meta:object-count="0" meta:page-count="3" meta:paragraph-count="65" meta:word-count="611" meta:character-count="3810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